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4_distanceAlgorithm_PROBABILITY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4_distanceAlgorithm_PROBABILITY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29:13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